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4a8" officeooo:paragraph-rsid="001dc4a8"/>
    </style:style>
    <style:style style:name="P2" style:family="paragraph" style:parent-style-name="Standard">
      <style:text-properties fo:font-weight="bold" officeooo:rsid="001dc4a8" officeooo:paragraph-rsid="001dc4a8" style:font-weight-asian="bold" style:font-weight-complex="bold"/>
    </style:style>
    <style:style style:name="P3" style:family="paragraph" style:parent-style-name="Standard">
      <style:text-properties officeooo:rsid="001ee77b" officeooo:paragraph-rsid="001ee77b"/>
    </style:style>
    <style:style style:name="P4" style:family="paragraph" style:parent-style-name="Standard">
      <style:text-properties officeooo:paragraph-rsid="0020a2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e77b" style:font-weight-asian="bold" style:font-weight-complex="bold"/>
    </style:style>
    <style:style style:name="T3" style:family="text">
      <style:text-properties officeooo:rsid="001ee77b"/>
    </style:style>
    <style:style style:name="T4" style:family="text">
      <style:text-properties officeooo:rsid="0020a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fference between internalization and localization</text:p>
      <text:p text:style-name="P1">they are 2 complementary concepts.</text:p>
      <text:p text:style-name="P1"><text:span text:style-name="T1">Internationalization</text:span><text:span text:style-name="T2">(i18n)</text:span> is the process of designing and developing the software so that is easy to adapt to a target audience.</text:p>
      <text:p text:style-name="P1">It consider also the culture of the user, how is write the text.</text:p>
      <text:p text:style-name="P1"/>
      <text:p text:style-name="P1"><text:span text:style-name="T1">Localization</text:span> is the process that adapt software to a specific region</text:p>
      <text:p text:style-name="P1"/>
      <text:p text:style-name="P1"><text:span text:style-name="T3">A</text:span> problem is the <text:span text:style-name="T1">encoding</text:span> of texts, in the past was ASCII, <text:s/><text:span text:style-name="T3">it cannot encode any languages other than American english.</text:span></text:p>
      <text:p text:style-name="P3">Then it was introduced ISO-8859 that extends some chars from different languages(Occidental)</text:p>
      <text:p text:style-name="P3"/>
      <text:p text:style-name="P3">Finally and to day we have Unicode that has different encoding standards: </text:p>
      <text:p text:style-name="P4"><text:span text:style-name="T3">UTF8(</text:span>(8-bit base, variable length. <text:span text:style-name="T4">Minimum 1byte max 4byte</text:span><text:span text:style-name="T3">), UTF16, UTF32.</text:span></text:p>
      <text:p text:style-name="P3"/>
      <text:p text:style-name="P3">First 128 chars are equals to ASCII.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08:31:25.473827558</meta:creation-date>
    <meta:generator>LibreOffice/7.3.2.2$Linux_X86_64 LibreOffice_project/30$Build-2</meta:generator>
    <dc:date>2022-05-03T08:50:57.926140221</dc:date>
    <meta:editing-duration>PT9M22S</meta:editing-duration>
    <meta:editing-cycles>2</meta:editing-cycles>
    <meta:document-statistic meta:table-count="0" meta:image-count="0" meta:object-count="0" meta:page-count="1" meta:paragraph-count="10" meta:word-count="116" meta:character-count="741" meta:non-whitespace-character-count="633"/>
  </office:meta>
</office:document-meta>
</file>